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Liberation Serif1" svg:font-family="'Liberation Serif'" style:font-family-generic="roman"/>
    <style:font-face style:name="Arial2" svg:font-family="Arial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3" svg:font-family="Mangal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4" svg:font-family="Mang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2" style:family="graphic" style:parent-style-name="standard">
      <style:graphic-properties draw:textarea-horizontal-align="justify" draw:textarea-vertical-align="middle" draw:auto-grow-height="false" fo:min-height="2.728cm" fo:min-width="5.378cm"/>
    </style:style>
    <style:style style:name="gr3" style:family="graphic" style:parent-style-name="standard">
      <style:graphic-properties draw:textarea-horizontal-align="justify" draw:textarea-vertical-align="middle" draw:auto-grow-height="false" fo:min-height="2.751cm" fo:min-width="2.666cm"/>
    </style:style>
    <style:style style:name="gr4" style:family="graphic" style:parent-style-name="standard">
      <style:graphic-properties draw:textarea-horizontal-align="justify" draw:textarea-vertical-align="middle" draw:auto-grow-height="false" fo:min-height="2.728cm" fo:min-width="7.978cm"/>
    </style:style>
    <style:style style:name="gr5" style:family="graphic" style:parent-style-name="standard">
      <style:graphic-properties svg:stroke-width="0.106cm" svg:stroke-color="#111111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T1" style:family="text">
      <style:text-properties style:font-name="Arial2" style:font-name-asian="Arial2" style:font-name-complex="Arial2"/>
    </style:style>
    <style:style style:name="T2" style:family="text">
      <style:text-properties style:font-name="Liberation Sans" style:font-name-asian="Arial2" style:font-name-complex="Arial2"/>
    </style:style>
    <style:style style:name="T3" style:family="text">
      <style:text-properties style:text-position="33% 58%" style:font-name="Liberation Sans" style:font-name-asian="Arial2" style:font-name-complex="Arial2"/>
    </style:style>
    <style:style style:name="T4" style:family="text">
      <style:text-properties style:text-position="0% 100%" style:font-name="Liberation Sans" style:font-name-asian="Arial2" style:font-name-complex="Arial2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rial2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33% 58%" style:font-name="Arial2" style:font-name-asian="Arial2" style:font-name-complex="Arial2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33% 58%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1.6cm" svg:height="1.6cm" svg:x="18.5cm" svg:y="2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2cm" svg:height="3.3cm" svg:x="10.5cm" svg:y="1.5cm">
          <text:p text:style-name="P1">G(x0, y0)</text:p>
          <text:p text:style-name="P1">Формула (16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6.2cm" svg:height="3.3cm" svg:x="2.8cm" svg:y="1.5cm">
          <text:p text:style-name="P1">W(x0, y0)</text:p>
          <text:p text:style-name="P1">формула (21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5.3cm" svg:height="3cm" svg:x="3.25cm" svg:y="6.3cm">
          <text:p text:style-name="P1">For k in range(6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xml:id="id5" draw:id="id5" draw:layer="layout" svg:width="6.2cm" svg:height="3.3cm" svg:x="2.8cm" svg:y="10.2cm">
          <text:p text:style-name="P1"><text:span text:style-name="T1">ΔC</text:span><text:span text:style-name="T2">oord = W</text:span><text:span text:style-name="T3">-1</text:span><text:span text:style-name="T4">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6" draw:id="id6" draw:layer="layout" svg:width="8.8cm" svg:height="3.3cm" svg:x="1.5cm" svg:y="14.3cm">
          <text:p text:style-name="P1"><text:span text:style-name="T5">Coord</text:span><text:span text:style-name="T6"> (k)</text:span><text:span text:style-name="T5"> = </text:span><text:span text:style-name="T1">Coord</text:span><text:span text:style-name="T7"> (k-1) - </text:span><text:span text:style-name="T1">ΔC</text:span><text:span text:style-name="T2">oord 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6.2cm" svg:height="3.3cm" svg:x="2.8cm" svg:y="18.6cm">
          <text:p text:style-name="P1"><text:span text:style-name="T8">G(x</text:span><text:span text:style-name="T9">(k)</text:span>, y<text:span text:style-name="T9">(k)</text:span>)</text:p>
          <text:p text:style-name="P1">Формула (16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6.2cm" svg:height="3.3cm" svg:x="2.8cm" svg:y="22.9cm">
          <text:p text:style-name="P1"><text:span text:style-name="T8">W(x</text:span><text:span text:style-name="T10">(k)</text:span><text:span text:style-name="T8">, y</text:span><text:span text:style-name="T9">(k)</text:span>)</text:p>
          <text:p text:style-name="P1">формула (21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1.6cm" svg:height="1.6cm" svg:x="18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8.5cm" svg:y1="3.15cm" svg:x2="16.7cm" svg:y2="3.15cm" draw:start-shape="id1" draw:start-glue-point="6" draw:end-shape="id2" draw:end-glue-point="1" svg:d="M18500 3150h-1800" svg:viewBox="0 0 1801 1">
          <text:p/>
        </draw:connector>
        <draw:connector draw:style-name="gr5" draw:text-style-name="P1" draw:layer="layout" svg:x1="10.5cm" svg:y1="3.15cm" svg:x2="9cm" svg:y2="3.15cm" draw:start-shape="id2" draw:start-glue-point="3" draw:end-shape="id3" draw:end-glue-point="1" svg:d="M10500 3150h-1500" svg:viewBox="0 0 1501 1">
          <text:p/>
        </draw:connector>
        <draw:connector draw:style-name="gr5" draw:text-style-name="P1" draw:layer="layout" svg:x1="5.9cm" svg:y1="4.8cm" svg:x2="5.9cm" svg:y2="6.3cm" draw:start-shape="id3" draw:start-glue-point="2" draw:end-shape="id4" draw:end-glue-point="4" svg:d="M5900 4800v1500" svg:viewBox="0 0 1 1501">
          <text:p/>
        </draw:connector>
        <draw:connector draw:style-name="gr5" draw:text-style-name="P1" draw:layer="layout" svg:x1="5.9cm" svg:y1="9.3cm" svg:x2="5.9cm" svg:y2="10.2cm" draw:start-shape="id4" draw:start-glue-point="6" draw:end-shape="id5" draw:end-glue-point="0" svg:d="M5900 9300v900" svg:viewBox="0 0 1 901">
          <text:p/>
        </draw:connector>
        <draw:connector draw:style-name="gr5" draw:text-style-name="P1" draw:layer="layout" svg:x1="5.9cm" svg:y1="13.5cm" svg:x2="5.9cm" svg:y2="14.3cm" draw:start-shape="id5" draw:start-glue-point="2" draw:end-shape="id6" draw:end-glue-point="0" svg:d="M5900 13500v800" svg:viewBox="0 0 1 801">
          <text:p/>
        </draw:connector>
        <draw:connector draw:style-name="gr5" draw:text-style-name="P1" draw:layer="layout" svg:x1="5.9cm" svg:y1="17.6cm" svg:x2="5.9cm" svg:y2="18.6cm" draw:start-shape="id6" draw:start-glue-point="2" draw:end-shape="id7" draw:end-glue-point="0" svg:d="M5900 17600v1000" svg:viewBox="0 0 1 1001">
          <text:p/>
        </draw:connector>
        <draw:connector draw:style-name="gr5" draw:text-style-name="P1" draw:layer="layout" svg:x1="5.9cm" svg:y1="21.9cm" svg:x2="5.9cm" svg:y2="22.9cm" draw:start-shape="id7" draw:start-glue-point="2" draw:end-shape="id8" draw:end-glue-point="0" svg:d="M5900 21900v1000" svg:viewBox="0 0 1 1001">
          <text:p/>
        </draw:connector>
        <draw:connector draw:style-name="gr5" draw:text-style-name="P1" draw:layer="layout" draw:line-skew="0cm -4.299cm" svg:x1="5.9cm" svg:y1="26.2cm" svg:x2="3.25cm" svg:y2="7.8cm" draw:start-shape="id8" draw:start-glue-point="2" draw:end-shape="id4" draw:end-glue-point="5" svg:d="M5900 26200v502h-7900v-18902h5250" svg:viewBox="0 0 7901 18903">
          <text:p/>
        </draw:connector>
        <draw:connector draw:style-name="gr5" draw:text-style-name="P1" draw:layer="layout" svg:x1="8.55cm" svg:y1="7.8cm" svg:x2="18.5cm" svg:y2="7.8cm" draw:start-shape="id4" draw:start-glue-point="7" draw:end-shape="id9" draw:end-glue-point="6" svg:d="M8550 7800h9950" svg:viewBox="0 0 9951 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Liberation Serif1" svg:font-family="'Liberation Serif'" style:font-family-generic="roman"/>
    <style:font-face style:name="Arial2" svg:font-family="Arial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3" svg:font-family="Mangal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4" svg:font-family="Mang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left="0cm" fo:margin-right="0cm" fo:text-align="justify" fo:text-indent="2.644cm" style:text-autospace="none"/>
      <style:text-properties style:use-window-font-color="true" style:font-name="Arial1" fo:font-family="Arial" style:font-family-generic="swiss" style:font-pitch="variable" fo:font-size="14pt" fo:language="ru" fo:country="RU" style:letter-kerning="true" style:font-name-asian="Mangal1" style:font-family-asian="Mangal" style:font-pitch-asian="variable" style:language-asian="hi" style:country-asian="IN" style:font-name-complex="Arial1" style:font-family-complex="Arial" style:font-family-generic-complex="swiss" style:font-pitch-complex="variable"/>
    </style:style>
    <style:style style:name="Заголовок_20_1" style:display-name="Заголовок 1" style:family="graphic">
      <style:paragraph-properties fo:margin-left="0cm" fo:margin-right="0cm" fo:margin-top="0.746cm" fo:margin-bottom="0.374cm" fo:text-align="justify" fo:text-indent="2.64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/>
    </style:style>
    <style:style style:name="Заголовок" style:family="graphic">
      <style:paragraph-properties fo:margin-left="0cm" fo:margin-right="0cm" fo:margin-top="0.746cm" fo:margin-bottom="0.374cm" fo:text-align="justify" fo:text-indent="2.644cm" style:text-autospace="none"/>
      <style:text-properties style:font-name="Liberation Sans2" fo:font-family="'Liberation Sans', Arial" style:font-family-generic="swiss" style:font-pitch="variable" fo:font-size="14pt" style:font-name-asian="Mangal1" style:font-family-asian="Mangal" style:font-pitch-asian="variable" style:font-size-asian="14pt"/>
    </style:style>
    <style:style style:name="Заголовок_20_2" style:display-name="Заголовок 2" style:family="graphic">
      <style:paragraph-properties fo:margin-left="0cm" fo:margin-right="0cm" fo:margin-top="0.623cm" fo:margin-bottom="0.374cm" fo:text-align="justify" fo:text-indent="2.644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/>
    </style:style>
    <style:style style:name="Маркеры_20_списка" style:display-name="Маркеры списка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Символ_20_сноски" style:display-name="Символ сноски" style:family="graphic">
      <style:paragraph-properties style:text-autospace="none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  <style:text-properties style:use-window-font-color="true" fo:font-size="12pt" fo:language="ru" fo:country="RU" style:letter-kerning="true" style:font-name-asian="Mangal1" style:font-family-asian="Mangal" style:font-pitch-asian="variable" style:font-size-asian="12pt" style:language-asian="hi" style:country-asian="IN" style:font-size-complex="12pt"/>
    </style:style>
    <style:style style:name="Оглавление_20_2" style:display-name="Оглавление 2" style:family="graphic">
      <style:paragraph-properties fo:margin-left="0.88cm" fo:margin-right="0cm" fo:text-align="justify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4pt" style:font-name-asian="Mangal2" style:font-family-asian="Mangal"/>
    </style:style>
    <style:style style:name="Указатель" style:family="graphic">
      <style:paragraph-properties fo:margin-left="0cm" fo:margin-right="0cm" fo:text-align="justify" fo:text-indent="2.644cm" style:text-autospace="none"/>
      <style:text-properties style:font-name="Arial1" fo:font-family="Arial" style:font-family-generic="swiss" style:font-pitch="variable" fo:font-size="14pt" style:font-name-asian="Mangal2" style:font-family-asian="Mangal"/>
    </style:style>
    <style:style style:name="Оглавление_20_1" style:display-name="Оглавление 1" style:family="graphic">
      <style:paragraph-properties fo:margin-left="0cm" fo:margin-right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4pt" style:font-name-asian="Mangal2" style:font-family-asian="Mangal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text-align="justify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/>
    </style:style>
    <style:style style:name="Библиография_20_1" style:display-name="Библиография 1" style:family="graphic">
      <style:paragraph-properties fo:margin-left="0cm" fo:margin-right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4pt" style:font-name-asian="Mangal2" style:font-family-asian="Mangal"/>
    </style:style>
    <style:style style:name="Заголовок_20_библиографии" style:display-name="Заголовок библиографии" style:family="graphic">
      <style:paragraph-properties fo:margin-left="0cm" fo:margin-right="0cm" fo:margin-top="0.746cm" fo:margin-bottom="0.374cm" fo:text-align="justify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/>
    </style:style>
    <style:style style:name="Горизонтальная_20_линия" style:display-name="Горизонтальная линия" style:family="graphic">
      <style:paragraph-properties fo:margin-left="0cm" fo:margin-right="0cm" fo:margin-top="0cm" fo:margin-bottom="0.88cm" fo:text-align="justify" fo:text-indent="2.644cm" style:text-autospace="none"/>
      <style:text-properties style:font-name="Arial1" fo:font-family="Arial" style:font-family-generic="swiss" style:font-pitch="variable" fo:font-size="6pt" style:font-name-complex="Arial1" style:font-family-complex="Arial" style:font-family-generic-complex="swiss" style:font-pitch-complex="variable" style:font-size-complex="6pt"/>
    </style:style>
    <style:style style:name="Указатель_20_3" style:display-name="Указатель 3" style:family="graphic">
      <style:paragraph-properties fo:margin-left="1.76cm" fo:margin-right="0cm" fo:text-align="justify" fo:text-indent="0cm" style:text-autospace="none"/>
      <style:text-properties style:font-name="Arial1" fo:font-family="Arial" style:font-family-generic="swiss" style:font-pitch="variable" fo:font-size="14pt" style:font-name-asian="Mangal2" style:font-family-asian="Mangal"/>
    </style:style>
    <style:style style:name="Указатель_20_2" style:display-name="Указатель 2" style:family="graphic">
      <style:paragraph-properties fo:margin-left="0.88cm" fo:margin-right="0cm" fo:text-align="justify" fo:text-indent="0cm" style:text-autospace="none"/>
      <style:text-properties style:font-name="Arial1" fo:font-family="Arial" style:font-family-generic="swiss" style:font-pitch="variable" fo:font-size="14pt" style:font-name-asian="Mangal2" style:font-family-asian="Mangal"/>
    </style:style>
    <style:style style:name="Указатель_20_1" style:display-name="Указатель 1" style:family="graphic">
      <style:paragraph-properties fo:margin-left="0cm" fo:margin-right="0cm" fo:text-align="justify" fo:text-indent="0cm" style:text-autospace="none"/>
      <style:text-properties style:font-name="Arial1" fo:font-family="Arial" style:font-family-generic="swiss" style:font-pitch="variable" fo:font-size="14pt" style:font-name-asian="Mangal2" style:font-family-asian="Mangal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text-align="justify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/>
    </style:style>
    <style:style style:name="Сноска" style:family="graphic">
      <style:paragraph-properties fo:margin-left="1.055cm" fo:margin-right="0cm" fo:text-align="justify" fo:text-indent="-1.055cm" style:text-autospace="none"/>
      <style:text-properties style:font-name="Arial1" fo:font-family="Arial" style:font-family-generic="swiss" style:font-pitch="variable" fo:font-size="10pt" style:font-name-complex="Arial1" style:font-family-complex="Arial" style:font-family-generic-complex="swiss" style:font-pitch-complex="variable" style:font-size-complex="10pt"/>
    </style:style>
    <style:style style:name="Название" style:family="graphic">
      <style:paragraph-properties fo:margin-left="0cm" fo:margin-right="0cm" fo:margin-top="0.374cm" fo:margin-bottom="0.374cm" fo:text-align="justify" fo:text-indent="2.644cm" style:text-autospace="none"/>
      <style:text-properties style:font-name="Arial1" fo:font-family="Arial" style:font-family-generic="swiss" style:font-pitch="variable" fo:font-size="12pt" fo:font-style="italic" style:font-name-asian="Mangal2" style:font-family-asian="Mangal" style:font-size-asian="12pt" style:font-style-asian="italic"/>
    </style:style>
    <style:style style:name="Список" style:family="graphic">
      <style:paragraph-properties fo:margin-left="0cm" fo:margin-right="0cm" fo:margin-top="0cm" fo:margin-bottom="0cm" fo:line-height="100%" fo:text-align="justify" fo:text-indent="0cm" style:text-autospace="none"/>
      <style:text-properties style:font-name="Arial1" fo:font-family="Arial" style:font-family-generic="swiss" style:font-pitch="variable" fo:font-size="14pt" style:font-name-asian="Mangal2" style:font-family-asian="Mangal"/>
    </style:style>
    <style:style style:name="Основной_20_текст" style:display-name="Основной текст" style:family="graphic">
      <style:paragraph-properties fo:margin-left="0cm" fo:margin-right="0cm" fo:margin-top="0cm" fo:margin-bottom="0cm" fo:line-height="100%" fo:text-align="justify" fo:text-indent="0cm" style:text-autospace="none"/>
      <style:text-properties style:font-name="Arial1" fo:font-family="Arial" style:font-family-generic="swiss" style:font-pitch="variable" fo:font-size="14pt" style:font-name-complex="Arial1" style:font-family-complex="Arial" style:font-family-generic-complex="swiss" style:font-pitch-complex="variabl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17T12:35:22.944000000</meta:creation-date>
    <dc:date>2020-06-17T16:44:55.865000000</dc:date>
    <meta:editing-duration>PT2H22M31S</meta:editing-duration>
    <meta:editing-cycles>4</meta:editing-cycles>
    <meta:generator>LibreOffice/6.3.0.4$Windows_x86 LibreOffice_project/057fc023c990d676a43019934386b85b21a9ee99</meta:generator>
    <meta:document-statistic meta:object-count="18"/>
  </office:meta>
</office:document-meta>
</file>